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4pt"/>
    </style:style>
    <style:style style:name="co2" style:family="table-column">
      <style:table-column-properties fo:break-before="auto" style:column-width="88.55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orcp_5f_alpha9999_5f_47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orcp_alpha9999_472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k_ewma_lower</text:p>
          </table:table-cell>
          <table:table-cell office:value-type="string" calcext:value-type="string">
            <text:p>ack_ewma_upper</text:p>
          </table:table-cell>
          <table:table-cell office:value-type="string" calcext:value-type="string">
            <text:p>send_ewma_lower</text:p>
          </table:table-cell>
          <table:table-cell office:value-type="string" calcext:value-type="string">
            <text:p>send_ewma_upper</text:p>
          </table:table-cell>
          <table:table-cell office:value-type="string" calcext:value-type="string">
            <text:p>rtt_ratio100_lower</text:p>
          </table:table-cell>
          <table:table-cell office:value-type="string" calcext:value-type="string">
            <text:p>rtt_ratio100_higher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tau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{{ cpv2 }}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{{ cpv2 }}</text:p>
          </table:table-cell>
          <table:table-cell office:value-type="float" office:value="0" calcext:value-type="float">
            <text:p>0</text:p>
          </table:table-cell>
          <table:table-cell office:value-type="float" office:value="41104" calcext:value-type="float">
            <text:p>4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{{ cpv2 }}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{{ cpv2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{{ cpv2 }}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1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{ cpv2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{ cpv2 }}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2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40396" calcext:value-type="float">
            <text:p>403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{ cpv2 }}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2 }}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1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eparation point 1: (41001, 41104, 237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aration point 2: (48427, 41104, 237)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orcp_5f_alpha9999_5f_472" style:display-name="PageStyle_iorcp_alpha9999_47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Yan Li</dc:creator>
    <meta:creation-date>2016-09-06T23:08:31</meta:creation-date>
    <dc:date>2016-09-06T16:38:41.045828000</dc:date>
    <meta:generator>LibreOffice/5.2.0.4$MacOSX_X86_64 LibreOffice_project/066b007f5ebcc236395c7d282ba488bca6720265</meta:generator>
    <meta:editing-duration>PT19M5S</meta:editing-duration>
    <meta:editing-cycles>6</meta:editing-cycles>
    <meta:document-statistic meta:table-count="1" meta:cell-count="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